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1c91" officeooo:paragraph-rsid="000e1c91"/>
    </style:style>
    <style:style style:name="P2" style:family="paragraph" style:parent-style-name="Standard">
      <style:text-properties officeooo:rsid="000e1c91" officeooo:paragraph-rsid="00124263"/>
    </style:style>
    <style:style style:name="P3" style:family="paragraph" style:parent-style-name="Standard">
      <style:text-properties officeooo:rsid="000e1c91" officeooo:paragraph-rsid="00129e28"/>
    </style:style>
    <style:style style:name="P4" style:family="paragraph" style:parent-style-name="Standard">
      <style:text-properties officeooo:rsid="000ebf11" officeooo:paragraph-rsid="000e1c91"/>
    </style:style>
    <style:style style:name="P5" style:family="paragraph" style:parent-style-name="Standard">
      <style:text-properties officeooo:rsid="000ebf11" officeooo:paragraph-rsid="000ebf11"/>
    </style:style>
    <style:style style:name="P6" style:family="paragraph" style:parent-style-name="Standard">
      <style:text-properties officeooo:rsid="000ebf11" officeooo:paragraph-rsid="000f465d"/>
    </style:style>
    <style:style style:name="P7" style:family="paragraph" style:parent-style-name="Standard">
      <style:text-properties officeooo:rsid="00067e67" officeooo:paragraph-rsid="000f465d"/>
    </style:style>
    <style:style style:name="P8" style:family="paragraph" style:parent-style-name="Standard">
      <style:text-properties officeooo:rsid="0008197e" officeooo:paragraph-rsid="000f465d"/>
    </style:style>
    <style:style style:name="P9" style:family="paragraph" style:parent-style-name="Standard">
      <style:text-properties officeooo:rsid="00097e58" officeooo:paragraph-rsid="000f465d"/>
    </style:style>
    <style:style style:name="P10" style:family="paragraph" style:parent-style-name="Standard">
      <style:text-properties officeooo:rsid="000f465d" officeooo:paragraph-rsid="000f465d"/>
    </style:style>
    <style:style style:name="T1" style:family="text">
      <style:text-properties officeooo:rsid="000ae4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1.Favorate Movie </text:p>
      <text:p text:style-name="P2">var br="&lt;br&gt;";</text:p>
      <text:p text:style-name="P6">var Obj=new Object();</text:p>
      <text:p text:style-name="P6">Obj.title=new String("xxxx");</text:p>
      <text:p text:style-name="P6">Obj.director=new String("yyyy");</text:p>
      <text:p text:style-name="P6">Obj.releaseyear=new Number(2014);</text:p>
      <text:p text:style-name="P6">Obj.actors=new Array("xxx","yyy","zzz");</text:p>
      <text:p text:style-name="P6"/>
      <text:p text:style-name="P6">document.write("Movie :"+Obj.title);</text:p>
      <text:p text:style-name="P6">document.write("Director : "+Obj.director+br);</text:p>
      <text:p text:style-name="P6">document.write("Release Year : "+Obj.releaseyear+br);</text:p>
      <text:p text:style-name="P6">document.write("Actors :"+br); </text:p>
      <text:p text:style-name="P6"/>
      <text:p text:style-name="P6">for(var ac in Obj.actors){</text:p>
      <text:p text:style-name="P4">document.write(Obj.actors[ac]+br); }</text:p>
      <text:p text:style-name="P1"/>
      <text:p text:style-name="P1"/>
      <text:p text:style-name="P1"/>
      <text:p text:style-name="P8">2. <text:span text:style-name="T1">Movie Database</text:span></text:p>
      <text:p text:style-name="P8"/>
      <text:p text:style-name="P1">var br="&lt;br&gt;";</text:p>
      <text:p text:style-name="P1">var first=</text:p>
      <text:p text:style-name="P1">{ </text:p>
      <text:p text:style-name="P1">title:"Harry Potter",</text:p>
      <text:p text:style-name="P1">director:"David Yetson",</text:p>
      <text:p text:style-name="P1">releaseyear:2016,</text:p>
      <text:p text:style-name="P1">actors:"Harry" </text:p>
      <text:p text:style-name="P1">}</text:p>
      <text:p text:style-name="P1">function search(name){</text:p>
      <text:p text:style-name="P1">for(var mo in first){</text:p>
      <text:p text:style-name="P1">if(first['title']==name){</text:p>
      <text:p text:style-name="P1">document.write("Movie :"+first['title']+br);</text:p>
      <text:p text:style-name="P1">document.write("Director :"+first['director']+br);</text:p>
      <text:p text:style-name="P1">document.write("Release Year :"+first['releaseyear']+br);</text:p>
      <text:p text:style-name="P1">document.write("Actors :"+br+""+first['actors']);</text:p>
      <text:p text:style-name="P1">break;</text:p>
      <text:p text:style-name="P1">}</text:p>
      <text:p text:style-name="P1">else{ document.write("Not found");</text:p>
      <text:p text:style-name="P1">break;</text:p>
      <text:p text:style-name="P1">}}</text:p>
      <text:p text:style-name="P1">}</text:p>
      <text:p text:style-name="P1">search("Harry Potter");</text:p>
      <text:p text:style-name="P1"/>
      <text:p text:style-name="P1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3. Deleting the Property</text:p>
      <text:p text:style-name="P8"/>
      <text:p text:style-name="P5">var br="&lt;br&gt;";</text:p>
      <text:p text:style-name="P5">var Student={</text:p>
      <text:p text:style-name="P5">name:"David Rayy",</text:p>
      <text:p text:style-name="P5">sclass:"VI",</text:p>
      <text:p text:style-name="P5">rollno:"12"</text:p>
      <text:p text:style-name="P5">}</text:p>
      <text:p text:style-name="P5">document.write("Before Deleting Property"+br);</text:p>
      <text:p text:style-name="P5">document.write("Name : "+Student.name+br);</text:p>
      <text:p text:style-name="P5">document.write("class : "+Student.sclass+br);</text:p>
      <text:p text:style-name="P5">document.write("Roll No : "+Student.rollno+br+br);</text:p>
      <text:p text:style-name="P5"/>
      <text:p text:style-name="P5">delete Student['rollno'];</text:p>
      <text:p text:style-name="P5"/>
      <text:p text:style-name="P5">document.write("After Deleting Property"+br);</text:p>
      <text:p text:style-name="P5">document.write("Name : "+Student.name+br);</text:p>
      <text:p text:style-name="P5">document.write("class : "+Student.sclass+br);</text:p>
      <text:p text:style-name="P5">document.write("Roll No : "+Student.rollno+br);</text:p>
      <text:p text:style-name="P5"/>
      <text:p text:style-name="P5"/>
      <text:p text:style-name="P9">4. Create clock</text:p>
      <text:p text:style-name="P9"/>
      <text:p text:style-name="P10">function time_fun(){</text:p>
      <text:p text:style-name="P3">var br="&lt;br&gt;";</text:p>
      <text:p text:style-name="P10">var clock = new Date();</text:p>
      <text:p text:style-name="P10">clock.getHours();</text:p>
      <text:p text:style-name="P10">clock.getMinutes();</text:p>
      <text:p text:style-name="P10">clock.getSeconds();</text:p>
      <text:p text:style-name="P10"><text:s text:c="2"/></text:p>
      <text:p text:style-name="P10"><text:s/>document.write(clock.getHours()+":"+clock.getMinutes()+":"+clock.getSeconds()+br);</text:p>
      <text:p text:style-name="P10"><text:s text:c="2"/>setInterval(time_fun,1000);</text:p>
      <text:p text:style-name="P10">}</text:p>
      <text:p text:style-name="P10">time_fun(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4:44:28.508595632</meta:creation-date>
    <dc:date>2017-03-24T15:52:49.466065707</dc:date>
    <meta:editing-duration>PT47M5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64" meta:word-count="133" meta:character-count="1609" meta:non-whitespace-character-count="1530"/>
  </office:meta>
</office:document-meta>
</file>